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7db2" officeooo:paragraph-rsid="00007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ding Tasks:</text:p>
      <text:p text:style-name="P1"/>
      <text:p text:style-name="P1">1. Compare the performance of this DNS and Hierarchial DNS. </text:p>
      <text:p text:style-name="P1">2. Write report. </text:p>
      <text:p text:style-name="P1">3. Code can be found at : https://github.com/NishanthMuruganandam/AsynchronousSystems/tree/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00:26:43.160840318</dc:date>
    <meta:editing-duration>PT11M48S</meta:editing-duration>
    <meta:editing-cycles>1</meta:editing-cycles>
    <meta:document-statistic meta:table-count="0" meta:image-count="0" meta:object-count="0" meta:page-count="1" meta:paragraph-count="4" meta:word-count="23" meta:character-count="189" meta:non-whitespace-character-count="168"/>
    <meta:generator>LibreOffice/4.4.6.3$Linux_X86_64 LibreOffice_project/40m0$Build-3</meta:generator>
  </office:meta>
</office:document-meta>
</file>